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200%"/>
    </style:style>
    <style:style style:name="P2" style:family="paragraph" style:parent-style-name="Text_20_body">
      <style:paragraph-properties fo:margin-top="0cm" fo:margin-bottom="0cm" loext:contextual-spacing="false" fo:line-height="2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200%" fo:text-align="end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bold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20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200%" style:writing-mode="lr-tb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Footer">
      <style:paragraph-properties fo:text-align="center" style:justify-single-word="false"/>
      <style:text-properties officeooo:rsid="00173dbb" officeooo:paragraph-rsid="00173db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94a980c7-82fe-24de-6060-187551265093"/>TABLE OF CONTENTS</text:p>
      <text:p text:style-name="P3">PAGES</text:p>
      <text:p text:style-name="P4">TITLE PAGE <text:tab/><text:tab/><text:tab/><text:tab/><text:tab/><text:tab/><text:tab/><text:tab/><text:tab/><text:tab/><text:tab/>i</text:p>
      <text:p text:style-name="P4">APPROVAL PAGE <text:tab/><text:tab/><text:tab/><text:tab/><text:tab/><text:tab/><text:tab/><text:tab/><text:tab/><text:tab/><text:tab/>ii</text:p>
      <text:p text:style-name="P4">BIOGRAPHICAL SKETCH<text:tab/><text:tab/><text:tab/><text:tab/><text:tab/><text:tab/><text:tab/><text:tab/><text:tab/>iii</text:p>
      <text:p text:style-name="P4">ACKNOWLEDGEMENT<text:tab/><text:tab/><text:tab/><text:tab/><text:tab/><text:tab/><text:tab/><text:tab/><text:tab/><text:tab/>iv</text:p>
      <text:p text:style-name="P4">TABLE OF CONTENTS <text:tab/><text:tab/><text:tab/><text:tab/><text:tab/><text:tab/><text:tab/><text:tab/><text:tab/><text:tab/>v</text:p>
      <text:p text:style-name="P4">LIST OF TABLES <text:tab/><text:tab/><text:tab/><text:tab/><text:tab/><text:tab/><text:tab/><text:tab/><text:tab/><text:tab/><text:tab/>vi</text:p>
      <text:p text:style-name="P4">LIST OF FIGURES<text:tab/><text:tab/><text:tab/><text:tab/><text:tab/><text:tab/><text:tab/><text:tab/><text:tab/><text:tab/><text:tab/>vii </text:p>
      <text:p text:style-name="P4">ABSTRACT <text:tab/><text:tab/><text:tab/><text:tab/><text:tab/><text:tab/><text:tab/><text:tab/><text:tab/><text:tab/><text:tab/><text:tab/>viii</text:p>
      <text:p text:style-name="P4">INTRODUCTION<text:tab/><text:tab/><text:tab/><text:tab/><text:tab/><text:tab/><text:tab/><text:tab/><text:tab/><text:tab/><text:tab/>1</text:p>
      <text:p text:style-name="P6">Background of the Study <text:tab/><text:tab/><text:tab/><text:tab/><text:tab/><text:tab/><text:tab/><text:tab/><text:tab/>1</text:p>
      <text:p text:style-name="P6">Significance of the Study<text:tab/><text:tab/><text:tab/><text:tab/><text:tab/><text:tab/><text:tab/><text:tab/><text:tab/>1</text:p>
      <text:p text:style-name="P6">Objective of the Study<text:tab/><text:tab/><text:tab/><text:tab/><text:tab/><text:tab/><text:tab/><text:tab/><text:tab/>1</text:p>
      <text:p text:style-name="P6">Scope and Limitations of the Study<text:tab/><text:tab/><text:tab/><text:tab/><text:tab/><text:tab/><text:tab/><text:tab/>2</text:p>
      <text:p text:style-name="P1"/>
      <text:p text:style-name="P4">REVIEW OF RELATED LITERATURE<text:tab/><text:tab/><text:tab/><text:tab/><text:tab/><text:tab/><text:tab/><text:tab/>3</text:p>
      <text:p text:style-name="P6">Sentence Similarity Analysis<text:tab/><text:tab/><text:tab/><text:tab/><text:tab/><text:tab/><text:tab/><text:tab/><text:tab/>3</text:p>
      <text:p text:style-name="P6">Web Crawler<text:tab/><text:tab/><text:tab/><text:tab/><text:tab/><text:tab/><text:tab/><text:tab/><text:tab/><text:tab/><text:tab/>5</text:p>
      <text:p text:style-name="P6">Python and Android<text:tab/><text:tab/><text:tab/><text:tab/><text:tab/><text:tab/><text:tab/><text:tab/><text:tab/><text:tab/>6</text:p>
      <text:p text:style-name="P6">Hidden Markov Models<text:tab/><text:tab/><text:tab/><text:tab/><text:tab/><text:tab/><text:tab/><text:tab/><text:tab/>7</text:p>
      <text:p text:style-name="P6">Related works<text:tab/><text:tab/><text:tab/><text:tab/><text:tab/><text:tab/><text:tab/><text:tab/><text:tab/><text:tab/><text:tab/>7</text:p>
      <text:p text:style-name="P6"/>
      <text:p text:style-name="P4">METHODOLOGY<text:tab/><text:tab/><text:tab/><text:tab/><text:tab/><text:tab/><text:tab/><text:tab/><text:tab/><text:tab/><text:tab/>9</text:p>
      <text:p text:style-name="P4">RESULTS AND DISCUSSION<text:tab/><text:tab/><text:tab/><text:tab/><text:tab/><text:tab/><text:tab/><text:tab/><text:tab/>16</text:p>
      <text:p text:style-name="P4">CONCLUSION AND FUTURE WORK<text:tab/><text:tab/><text:tab/><text:tab/><text:tab/><text:tab/><text:tab/><text:tab/>19</text:p>
      <text:p text:style-name="P4">REFERENCES<text:tab/><text:tab/><text:tab/><text:tab/><text:tab/><text:tab/><text:tab/><text:tab/><text:tab/><text:tab/><text:tab/>20</text:p>
      <text:p text:style-name="P5"><text:span text:style-name="T1">APPENDICES<text:tab/><text:tab/><text:tab/><text:tab/><text:tab/><text:tab/><text:tab/><text:tab/><text:tab/><text:tab/><text:tab/>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73dbb" officeooo:paragraph-rsid="00173db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22:38:39.862359093</meta:creation-date>
    <dc:date>2017-06-07T22:58:40.003980629</dc:date>
    <meta:editing-duration>PT4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92" meta:character-count="731" meta:non-whitespace-character-count="444"/>
  </office:meta>
</office:document-meta>
</file>